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"/>
  <manifest:file-entry manifest:media-type="" manifest:full-path="Configurations2/popupmenu/"/>
  <manifest:file-entry manifest:media-type="" manifest:full-path="Configurations2/statusbar/"/>
  <manifest:file-entry manifest:media-type="" manifest:full-path="Configurations2/progres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nesh</text:p>
          </table:table-cell>
          <table:table-cell office:value-type="string" calcext:value-type="string">
            <text:p><text:a xlink:href="mailto:dinesh@gmail.com" xlink:type="simple">dinesh@gmail.com</text:a>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Rohit</text:p>
          </table:table-cell>
          <table:table-cell office:value-type="string">
            <text:p>rohit@g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  <style:table-cell-properties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16:14:15.872739604</meta:creation-date>
    <dc:date>2022-04-25T16:15:51.865787877</dc:date>
    <meta:editing-duration>PT1M37S</meta:editing-duration>
    <meta:editing-cycles>1</meta:editing-cycles>
    <meta:generator>jOpenDocument/1.3</meta:generator>
  </office:meta>
</office:document-meta>
</file>